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nds Up Back Te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 with arms up in the air; raise one leg backwards; move leg back again and tep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l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ip Flexor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; put your right hand on your right leg; pull your right leg as high as possible; adjust the resistance with your right hand; move the right leg down again while keeping the knee bend; move the leg back for a full range of motion; set the leg down and repeat on the other leg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ace Down Thumbs Up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stomach; lie your arms in an L form 90° on the floor, with your hands making thumbs up; move your ellbows and hands up and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umbbell Row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nd forwards with a straight back and your knees lightly bend; pull the weights up while keeping your shoulders down;</text:p>
          </table:table-cell>
          <table:table-cell table:number-columns-repeated="46"/>
        </table:table-row>
        <table:table-row table:style-name="ro1" table:number-rows-repeated="46">
          <table:table-cell/>
          <table:table-cell table:style-name="ce3"/>
          <table:table-cell table:style-name="ce17"/>
          <table:table-cell table:style-name="ce11"/>
          <table:table-cell table:style-name="ce14" table:number-columns-repeated="2"/>
          <table:table-cell table:style-name="ce17"/>
          <table:table-cell table:style-name="ce20"/>
          <table:table-cell table:number-columns-repeated="56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129">
            <calcext:color-scale>
              <calcext:color-scale-entry calcext:value="0" calcext:type="minimum" calcext:color="#ffffff"/>
              <calcext:color-scale-entry calcext:value="0" calcext:type="maximum" calcext:color="#ffd0b8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3-10-01T11:06:19.455543806</dc:date>
    <meta:editing-duration>P54DT14H48M51S</meta:editing-duration>
    <meta:editing-cycles>284</meta:editing-cycles>
    <meta:document-statistic meta:table-count="1" meta:cell-count="954" meta:object-count="0"/>
  </office:meta>
</office:document-meta>
</file>